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coreQuery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rer.CustomScorer( Similarity similarity , IndexReader reader , CustomWeight w , Scorer subQueryScorer , Scorer [ ] valSrcSco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reQuery.is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reQuery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Query.CustomScoreQuery( Query subQuery , ValueSourceQuery valSrcQuerie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Weight.sumOfSquaredWeigh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ScoreQuery.customExplain( int doc , Explanation subQueryExpl , Explanation valSrcExpl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stomScore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Query.setStrict(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r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Score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Weight.CustomWeight(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ScoreQuery.CustomScoreQuery( Query subQuery , ValueSourceQuery valSrc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ScoreQuery.toString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ScoreQuery.customExplain( int doc , Explanation subQueryExpl , Explanation valSrcEx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ScoreQuery.customScore( int doc , float subQueryScore , float valSrcScore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Weight.scorer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ScoreQuery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stomWeight.normalize( float no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Scorer.explain( i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stomScoreQuery.CustomScoreQuery( Query sub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Query.customScore( int doc , float subQueryScore , float valSrc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coreQue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